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1"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énario :</text:p>
      <text:p text:style-name="Standard"/>
      <text:p text:style-name="Standard">Supposons que notre utilisateur possède un abonnement GrDF.</text:p>
      <text:p text:style-name="Standard">Un technicien GrDF vérifie s'il est équipé d'un compteur intelligent.</text:p>
      <text:p text:style-name="Standard"/>
      <text:p text:style-name="Standard">Cas 1 : L'utilisateur possède un compteur intelligent :</text:p>
      <text:p text:style-name="Standard"/>
      <text:p text:style-name="Standard">Le compteur intelligent possède un module radio. Chaque jour à 18h, ce compter envoie les données de consommation à un concentrateur se situant sur un point haut.</text:p>
      <text:p text:style-name="Standard">Ce dernier transmet ensuite les informations par internet, par téléphonie mobile ou par réseau filaire au SI national selon le cas.</text:p>
      <text:p text:style-name="Standard">GrDF teste si les données ont bien été reçues.</text:p>
      <text:p text:style-name="Standard">Si oui, GrDF met à disposition les données à ses utilisateurs sur son site internet ou sur une application mobile.</text:p>
      <text:p text:style-name="Standard">Si non, le concentrateur de données est testé. Si ce dernier ne fonctionne pas, un technicien est envoyé pour le réparer. Dans le cas contraire, un technicien est envoyé chez le client afin que son compteur soit réparé.</text:p>
      <text:p text:style-name="Standard"/>
      <text:p text:style-name="Standard">Cas 2 : L'utilisateur possède un compteur classique</text:p>
      <text:p text:style-name="Standard">Le technicien vérifie alors quand le dernier relevé a été réalisé.</text:p>
      <text:p text:style-name="Standard">S'il date de plus de six mois, un technicien est envoyé sur place afin d'effectuer le relevé du compteu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5-12-07T14:22:16</meta:creation-date>
    <dc:date>2015-12-07T16:54:32</dc:date>
    <dc:creator>GTSI </dc:creator>
    <meta:editing-duration>PT6S</meta:editing-duration>
    <meta:editing-cycles>1</meta:editing-cycles>
    <meta:document-statistic meta:table-count="0" meta:image-count="0" meta:object-count="0" meta:page-count="1" meta:paragraph-count="12" meta:word-count="182" meta:character-count="1087" meta:non-whitespace-character-count="917"/>
    <meta:generator>LibreOffice/3.5$Linux_X86_64 LibreOffice_project/350m1$Build-2</meta:generator>
  </office:meta>
</office:document-meta>
</file>